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c69e" officeooo:paragraph-rsid="0001c6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jkjgxkjkxf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8T13:40:19.906810278</meta:creation-date>
    <dc:date>2021-04-18T13:40:32.503303505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7.0.3.1$Linux_X86_64 LibreOffice_project/00$Build-1</meta:generator>
  </office:meta>
</office:document-meta>
</file>